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98in"/>
    </style:style>
    <style:style style:name="co2" style:family="table-column">
      <style:table-column-properties fo:break-before="auto" style:column-width="2.7972in"/>
    </style:style>
    <style:style style:name="co3" style:family="table-column">
      <style:table-column-properties fo:break-before="auto" style:column-width="2.4437in"/>
    </style:style>
    <style:style style:name="co4" style:family="table-column">
      <style:table-column-properties fo:break-before="auto" style:column-width="1.5366in"/>
    </style:style>
    <style:style style:name="co5" style:family="table-column">
      <style:table-column-properties fo:break-before="auto" style:column-width="1.3728in"/>
    </style:style>
    <style:style style:name="co6" style:family="table-column">
      <style:table-column-properties fo:break-before="auto" style:column-width="2.1291in"/>
    </style:style>
    <style:style style:name="co7" style:family="table-column">
      <style:table-column-properties fo:break-before="auto" style:column-width="1.4736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1.411in"/>
    </style:style>
    <style:style style:name="co10" style:family="table-column">
      <style:table-column-properties fo:break-before="auto" style:column-width="1.3984in"/>
    </style:style>
    <style:style style:name="co11" style:family="table-column">
      <style:table-column-properties fo:break-before="auto" style:column-width="1.4236in"/>
    </style:style>
    <style:style style:name="co12" style:family="table-column">
      <style:table-column-properties fo:break-before="auto" style:column-width="1.461in"/>
    </style:style>
    <style:style style:name="co13" style:family="table-column">
      <style:table-column-properties fo:break-before="auto" style:column-width="0.8063in"/>
    </style:style>
    <style:style style:name="co14" style:family="table-column">
      <style:table-column-properties fo:break-before="auto" style:column-width="4.0252in"/>
    </style:style>
    <style:style style:name="co15" style:family="table-column">
      <style:table-column-properties fo:break-before="auto" style:column-width="0.7984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98in" fo:break-before="auto" style:use-optimal-row-height="fals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486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0138in solid #000000" fo:background-color="#ccffff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3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</style:style>
    <style:style style:name="ce4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5" style:family="table-cell" style:parent-style-name="Default" style:data-style-name="N100">
      <style:table-cell-properties style:glyph-orientation-vertical="0" fo:border-bottom="0.0008in solid #000000" fo:background-color="#ccffff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6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fo:border-bottom="0.0008in solid #000000" fo:background-color="#ccffff" fo:border-left="none" fo:border-right="0.0008in solid #000000" fo:border-top="none"/>
    </style:style>
    <style:style style:name="ce9" style:family="table-cell" style:parent-style-name="Default">
      <style:table-cell-properties fo:border-bottom="none" fo:background-color="#ccffff" fo:border-left="none" fo:border-right="0.0008in solid #000000" fo:border-top="none"/>
    </style:style>
    <style:style style:name="ce10" style:family="table-cell" style:parent-style-name="Default">
      <style:table-cell-properties fo:background-color="#ccffff" fo:border="none"/>
    </style:style>
    <style:style style:name="ce11" style:family="table-cell" style:parent-style-name="Default" style:data-style-name="N100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cc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13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6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0008in solid #000000" fo:background-color="#cc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19" style:family="table-cell" style:parent-style-name="Default" style:data-style-name="N100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0" style:family="table-cell" style:parent-style-name="Default" style:data-style-name="N100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/>
    </style:style>
    <style:style style:name="ce22" style:family="table-cell" style:parent-style-name="Default" style:data-style-name="N100">
      <style:table-cell-properties style:glyph-orientation-vertical="0" fo:border-bottom="none" fo:background-color="#ccffff" style:text-align-source="value-type" style:repeat-content="false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</style:style>
    <style:style style:name="ce23" style:family="table-cell" style:parent-style-name="Default" style:data-style-name="N100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weight="bold"/>
    </style:style>
    <style:style style:name="ce24" style:family="table-cell" style:parent-style-name="Default" style:data-style-name="N100">
      <style:table-cell-properties style:glyph-orientation-vertical="0" fo:border-bottom="0.0008in solid #000000" fo:background-color="#ccffff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25" style:family="table-cell" style:parent-style-name="Default" style:data-style-name="N100">
      <style:table-cell-properties style:glyph-orientation-vertical="0" fo:border-bottom="none" fo:background-color="#ccffff" style:text-align-source="value-type" style:repeat-content="false" fo:wrap-option="wrap" fo:border-left="0.000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26" style:family="table-cell" style:parent-style-name="Default" style:data-style-name="N100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weight="normal"/>
    </style:style>
    <style:style style:name="ce27" style:family="table-cell" style:parent-style-name="Default">
      <style:table-cell-properties fo:background-color="#ccffff"/>
      <style:text-properties style:use-window-font-color="true"/>
    </style:style>
    <style:style style:name="ce28" style:family="table-cell" style:parent-style-name="Default">
      <style:table-cell-properties fo:border-bottom="none" fo:background-color="#ccffff" fo:border-left="0.0008in solid #000000" fo:border-right="none" fo:border-top="none"/>
    </style:style>
    <style:style style:name="ce29" style:family="table-cell" style:parent-style-name="Default" style:data-style-name="N100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0008in solid #000000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42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43" style:family="table-cell" style:parent-style-name="Default" style:data-style-name="N100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46" style:family="table-cell" style:parent-style-name="Default" style:data-style-name="N100">
      <style:table-cell-properties style:glyph-orientation-vertical="0" fo:border-bottom="0.0008in solid #000000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4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48" style:family="table-cell" style:parent-style-name="Default" style:data-style-name="N100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4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50" style:family="table-cell" style:parent-style-name="Default" style:data-style-name="N100">
      <style:table-cell-properties style:glyph-orientation-vertical="0" fo:border-bottom="none" style:text-align-source="value-type" style:repeat-content="false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</style:style>
    <style:style style:name="ce51" style:family="table-cell" style:parent-style-name="Default" style:data-style-name="N100">
      <style:table-cell-properties style:glyph-orientation-vertical="0" fo:border-bottom="0.0008in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none" style:direction="ltr" fo:border-right="0.0008in solid #000000" style:rotation-angle="0" style:rotation-align="none" style:shrink-to-fit="false" fo:border-top="none" style:vertical-align="top"/>
      <style:paragraph-properties fo:margin-left="0in" style:writing-mode="page"/>
      <style:text-properties style:text-line-through-style="solid"/>
    </style:style>
    <style:style style:name="ce54" style:family="table-cell" style:parent-style-name="Default">
      <style:table-cell-properties fo:border-bottom="none" fo:background-color="#ccffff" fo:border-left="none" fo:border-right="0.0008in solid #000000" fo:border-top="none"/>
      <style:text-properties style:text-line-through-style="solid"/>
    </style:style>
    <style:style style:name="ce55" style:family="table-cell" style:parent-style-name="Default">
      <style:table-cell-properties fo:border-bottom="none" fo:background-color="#ccffff" fo:border-left="none" fo:border-right="0.0008in solid #000000" fo:border-top="none"/>
      <style:text-properties fo:font-style="italic"/>
    </style:style>
  </office:automatic-styles>
  <office:body>
    <office:spreadsheet>
      <table:calculation-settings table:case-sensitive="false" table:automatic-find-labels="false" table:use-regular-expressions="false"/>
      <table:table table:name="Signal Sequenc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9"/>
        <table:table-column table:style-name="co3" table:default-cell-style-name="ce36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5" table:default-cell-style-name="ce42"/>
        <table:table-column table:style-name="co8" table:default-cell-style-name="ce42"/>
        <table:table-column table:style-name="co5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number-columns-repeated="242" table:default-cell-style-name="ce42"/>
        <table:table-row table:style-name="ro1">
          <table:table-cell table:style-name="ce1" office:value-type="string">
            <text:p>Trigger</text:p>
          </table:table-cell>
          <table:table-cell table:style-name="ce11" office:value-type="string">
            <text:p>Sequence</text:p>
          </table:table-cell>
          <table:table-cell table:style-name="ce30" office:value-type="string">
            <text:p>Song Filter Object</text:p>
          </table:table-cell>
          <table:table-cell table:style-name="ce40" office:value-type="string">
            <text:p>Song Selector</text:p>
          </table:table-cell>
          <table:table-cell table:style-name="ce40" office:value-type="string">
            <text:p>Song Filter</text:p>
          </table:table-cell>
          <table:table-cell table:style-name="ce40" office:value-type="string">
            <text:p>Song Browser</text:p>
          </table:table-cell>
          <table:table-cell table:style-name="ce40" office:value-type="string">
            <text:p>Song Info</text:p>
          </table:table-cell>
          <table:table-cell table:style-name="ce40" office:value-type="string">
            <text:p>Song Tabs</text:p>
          </table:table-cell>
          <table:table-cell table:style-name="ce40" office:value-type="string">
            <text:p>Song Lyrics</text:p>
          </table:table-cell>
          <table:table-cell table:style-name="ce40" office:value-type="string">
            <text:p>Edit Links</text:p>
          </table:table-cell>
          <table:table-cell table:style-name="ce40" office:value-type="string">
            <text:p>Edit Progress</text:p>
          </table:table-cell>
          <table:table-cell table:style-name="ce40" office:value-type="string">
            <text:p>Edit Tabs</text:p>
          </table:table-cell>
          <table:table-cell table:style-name="ce40" office:value-type="string">
            <text:p>Edit Info</text:p>
          </table:table-cell>
          <table:table-cell table:style-name="ce40" office:value-type="string">
            <text:p>Edit Lyrics</text:p>
          </table:table-cell>
          <table:table-cell table:number-columns-repeated="242"/>
        </table:table-row>
        <table:table-row table:style-name="ro2">
          <table:table-cell table:style-name="ce2"/>
          <table:table-cell table:style-name="ce12"/>
          <table:table-cell table:style-name="ce31"/>
          <table:table-cell table:style-name="ce41" table:number-columns-repeated="11"/>
          <table:table-cell table:number-columns-repeated="242"/>
        </table:table-row>
        <table:table-row table:style-name="ro3">
          <table:table-cell table:style-name="ce3" office:value-type="string">
            <text:p>Start app, create or load a new database</text:p>
          </table:table-cell>
          <table:table-cell table:style-name="ce13" office:value-type="string">
            <text:p>viewmgr.signalDbChange()</text:p>
          </table:table-cell>
          <table:table-cell table:style-name="ce30"/>
          <table:table-cell table:number-columns-repeated="253"/>
        </table:table-row>
        <table:table-row table:style-name="ro3">
          <table:table-cell/>
          <table:table-cell table:style-name="ce14" office:value-type="string">
            <text:p><text:s text:c="2"/>Signal CLEAR_DATA</text:p>
          </table:table-cell>
          <table:table-cell table:style-name="ce32" office:value-type="string">
            <text:p>Clear List</text:p>
          </table:table-cell>
          <table:table-cell table:style-name="ce43" office:value-type="string">
            <text:p>Clear List</text:p>
          </table:table-cell>
          <table:table-cell table:style-name="ce43" office:value-type="string">
            <text:p>Clear Categories</text:p>
          </table:table-cell>
          <table:table-cell table:style-name="ce43" office:value-type="string">
            <text:p>Clear song select list</text:p>
          </table:table-cell>
          <table:table-cell table:style-name="ce43" office:value-type="string">
            <text:p>Show Blank Page</text:p>
          </table:table-cell>
          <table:table-cell table:style-name="ce43" office:value-type="string">
            <text:p>Clear Tablist, Clear Tab View</text:p>
          </table:table-cell>
          <table:table-cell table:style-name="ce43" office:value-type="string">
            <text:p>Clear Lyrics View</text:p>
          </table:table-cell>
          <table:table-cell table:style-name="ce43" office:value-type="string">
            <text:p>Clear Links</text:p>
          </table:table-cell>
          <table:table-cell table:style-name="ce43" office:value-type="string">
            <text:p>Disable Progress</text:p>
          </table:table-cell>
          <table:table-cell table:style-name="ce43" office:value-type="string">
            <text:p>Clear Tablist, Clear Tab Edit</text:p>
          </table:table-cell>
          <table:table-cell table:style-name="ce43" office:value-type="string">
            <text:p>Clear Edit Window</text:p>
          </table:table-cell>
          <table:table-cell table:style-name="ce43" office:value-type="string">
            <text:p>Clear Lyrics Edit</text:p>
          </table:table-cell>
          <table:table-cell table:number-columns-repeated="242"/>
        </table:table-row>
        <table:table-row table:style-name="ro4">
          <table:table-cell/>
          <table:table-cell table:style-name="ce15" office:value-type="string">
            <text:p><text:s text:c="2"/>Restore categories</text:p>
          </table:table-cell>
          <table:table-cell table:style-name="ce33"/>
          <table:table-cell table:style-name="ce44" table:number-columns-repeated="11"/>
          <table:table-cell table:number-columns-repeated="242"/>
        </table:table-row>
        <table:table-row table:style-name="ro4">
          <table:table-cell/>
          <table:table-cell table:style-name="ce15" office:value-type="string">
            <text:p><text:s text:c="2"/>Restore tunings</text:p>
          </table:table-cell>
          <table:table-cell table:style-name="ce33"/>
          <table:table-cell table:number-columns-repeated="253"/>
        </table:table-row>
        <table:table-row table:style-name="ro4">
          <table:table-cell/>
          <table:table-cell table:style-name="ce15" office:value-type="string">
            <text:p><text:s text:c="2"/>Restore songs partial</text:p>
          </table:table-cell>
          <table:table-cell table:style-name="ce33"/>
          <table:table-cell table:number-columns-repeated="253"/>
        </table:table-row>
        <table:table-row table:style-name="ro3">
          <table:table-cell/>
          <table:table-cell table:style-name="ce14" office:value-type="string">
            <text:p><text:s text:c="2"/>Signal DATA_RESTORED</text:p>
          </table:table-cell>
          <table:table-cell table:style-name="ce32" office:value-type="string">
            <text:p>Populate filter list</text:p>
          </table:table-cell>
          <table:table-cell table:style-name="ce43"/>
          <table:table-cell table:style-name="ce43" office:value-type="string">
            <text:p>Populate categories used</text:p>
          </table:table-cell>
          <table:table-cell table:style-name="ce43" office:value-type="string">
            <text:p>Add songs to dropdown list, Show Info Page</text:p>
          </table:table-cell>
          <table:table-cell table:style-name="ce49" table:number-columns-repeated="8"/>
          <table:table-cell table:number-columns-repeated="242"/>
        </table:table-row>
        <table:table-row table:style-name="ro5">
          <table:table-cell/>
          <table:table-cell table:style-name="ce16"/>
          <table:table-cell table:style-name="ce34" office:value-type="string">
            <text:p>signal SONG_VIEW_ADDED</text:p>
          </table:table-cell>
          <table:table-cell table:style-name="ce43" office:value-type="string">
            <text:p>Add song in view</text:p>
          </table:table-cell>
          <table:table-cell table:style-name="ce43" table:number-columns-repeated="2"/>
          <table:table-cell table:style-name="ce49" table:number-columns-repeated="8"/>
          <table:table-cell table:number-columns-repeated="242"/>
        </table:table-row>
        <table:table-row table:style-name="ro6">
          <table:table-cell/>
          <table:table-cell table:style-name="ce17"/>
          <table:table-cell table:style-name="ce34" office:value-type="string">
            <text:p>(fired for every populated song)</text:p>
          </table:table-cell>
          <table:table-cell table:style-name="ce45" table:number-columns-repeated="3"/>
          <table:table-cell table:style-name="ce47" table:number-columns-repeated="8"/>
          <table:table-cell table:number-columns-repeated="242"/>
        </table:table-row>
        <table:table-row table:style-name="ro2">
          <table:table-cell table:style-name="ce5"/>
          <table:table-cell table:style-name="ce18"/>
          <table:table-cell table:style-name="ce35"/>
          <table:table-cell table:style-name="ce46" table:number-columns-repeated="11"/>
          <table:table-cell table:number-columns-repeated="242"/>
        </table:table-row>
        <table:table-row table:style-name="ro4">
          <table:table-cell office:value-type="string">
            <text:p>User selects a song</text:p>
          </table:table-cell>
          <table:table-cell table:style-name="ce11" office:value-type="string">
            <text:p>viewmgr.signalSetSong()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<text:s text:c="2"/>Prune tab relations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<text:s text:c="2"/>Restore selected song tabs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<text:s text:c="2"/>Reload attachments list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<text:s text:c="2"/>set _selectedSong property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7">
          <table:table-cell/>
          <table:table-cell table:style-name="ce17" office:value-type="string">
            <text:p><text:s text:c="2"/>Signal SONG_SELECTED</text:p>
          </table:table-cell>
          <table:table-cell table:style-name="ce32"/>
          <table:table-cell table:style-name="ce43" office:value-type="string">
            <text:p>Set song selection</text:p>
          </table:table-cell>
          <table:table-cell table:style-name="ce43"/>
          <table:table-cell table:style-name="ce43" office:value-type="string">
            <text:p>Set song selection, display HTML page</text:p>
          </table:table-cell>
          <table:table-cell table:style-name="ce43" office:value-type="string">
            <text:p>Set song information</text:p>
          </table:table-cell>
          <table:table-cell table:style-name="ce43" office:value-type="string">
            <text:p>Populate tabs, set first selection</text:p>
          </table:table-cell>
          <table:table-cell table:style-name="ce43" office:value-type="string">
            <text:p>Display lyrics</text:p>
          </table:table-cell>
          <table:table-cell table:style-name="ce43" office:value-type="string">
            <text:p>Populate links</text:p>
          </table:table-cell>
          <table:table-cell table:style-name="ce43" office:value-type="string">
            <text:p>Sync progress state</text:p>
          </table:table-cell>
          <table:table-cell table:style-name="ce43" office:value-type="string">
            <text:p>Populate tabs, show first tab to be edited</text:p>
          </table:table-cell>
          <table:table-cell table:style-name="ce43" office:value-type="string">
            <text:p>Show song information to be edited</text:p>
          </table:table-cell>
          <table:table-cell table:style-name="ce43" office:value-type="string">
            <text:p>Show lyrics info to be edited</text:p>
          </table:table-cell>
          <table:table-cell table:number-columns-repeated="242"/>
        </table:table-row>
        <table:table-row table:style-name="ro2">
          <table:table-cell table:style-name="ce2"/>
          <table:table-cell table:style-name="ce12"/>
          <table:table-cell table:style-name="ce31"/>
          <table:table-cell table:style-name="ce48" table:number-columns-repeated="11"/>
          <table:table-cell table:number-columns-repeated="242"/>
        </table:table-row>
        <table:table-row table:style-name="ro4">
          <table:table-cell office:value-type="string">
            <text:p>User adds a song</text:p>
          </table:table-cell>
          <table:table-cell office:value-type="string">
            <text:p>Create song in memory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User fills in song properties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Add song + rel to database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table:style-name="ce11" office:value-type="string">
            <text:p>viewmgr.signalSongAdded()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table:style-name="ce14" office:value-type="string">
            <text:p><text:s text:c="2"/>Signal SONG_ADDED</text:p>
          </table:table-cell>
          <table:table-cell table:style-name="ce32" office:value-type="string">
            <text:p>Add song to filter</text:p>
          </table:table-cell>
          <table:table-cell table:style-name="ce43" table:number-columns-repeated="2"/>
          <table:table-cell table:style-name="ce43" office:value-type="string">
            <text:p>Add song to dropdown list</text:p>
          </table:table-cell>
          <table:table-cell table:style-name="ce49" table:number-columns-repeated="8"/>
          <table:table-cell table:number-columns-repeated="242"/>
        </table:table-row>
        <table:table-row table:style-name="ro3">
          <table:table-cell table:number-columns-repeated="2"/>
          <table:table-cell table:style-name="ce34" office:value-type="string">
            <text:p>[Signal SONG_VIEW_ADDED] (possibly sent)</text:p>
          </table:table-cell>
          <table:table-cell table:style-name="ce43" office:value-type="string">
            <text:p>Add song in view</text:p>
          </table:table-cell>
          <table:table-cell table:style-name="ce43" table:number-columns-repeated="2"/>
          <table:table-cell table:style-name="ce49" table:number-columns-repeated="8"/>
          <table:table-cell table:number-columns-repeated="242"/>
        </table:table-row>
        <table:table-row table:style-name="ro4">
          <table:table-cell table:number-columns-repeated="2"/>
          <table:table-cell table:style-name="ce33" office:value-type="string">
            <text:p>if not in view, maybe warn user</text:p>
          </table:table-cell>
          <table:table-cell table:style-name="ce45" table:number-columns-repeated="3"/>
          <table:table-cell table:style-name="ce47" table:number-columns-repeated="8"/>
          <table:table-cell table:number-columns-repeated="242"/>
        </table:table-row>
        <table:table-row table:style-name="ro2">
          <table:table-cell table:style-name="ce2"/>
          <table:table-cell table:style-name="ce12"/>
          <table:table-cell table:style-name="ce31"/>
          <table:table-cell table:style-name="ce48" table:number-columns-repeated="11"/>
          <table:table-cell table:number-columns-repeated="242"/>
        </table:table-row>
        <table:table-row table:style-name="ro4">
          <table:table-cell office:value-type="string">
            <text:p>User edits a song</text:p>
          </table:table-cell>
          <table:table-cell office:value-type="string">
            <text:p>Show song properties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Update song in database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table:style-name="ce11" office:value-type="string">
            <text:p>viewmgr.signalSongUpdated()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Reload attachments list</text:p>
          </table:table-cell>
          <table:table-cell/>
          <table:table-cell table:style-name="ce47" table:number-columns-repeated="11"/>
          <table:table-cell table:number-columns-repeated="242"/>
        </table:table-row>
        <table:table-row table:style-name="ro4">
          <table:table-cell/>
          <table:table-cell table:style-name="ce20" office:value-type="string">
            <text:p><text:s text:c="2"/>Signal SONG_UPDATE</text:p>
          </table:table-cell>
          <table:table-cell office:value-type="string">
            <text:p>Re-evaluate song in filter</text:p>
          </table:table-cell>
          <table:table-cell table:style-name="ce47" table:number-columns-repeated="11"/>
          <table:table-cell table:number-columns-repeated="242"/>
        </table:table-row>
        <table:table-row table:style-name="ro7">
          <table:table-cell table:number-columns-repeated="2"/>
          <table:table-cell table:style-name="ce37" office:value-type="string">
            <text:p>[Signal SONG_VIEW_ADDED] [Signal SONG_VIEW_DELETED] [Signal SONG_VIEW_UPDATED]</text:p>
          </table:table-cell>
          <table:table-cell table:style-name="ce49" office:value-type="string">
            <text:p>Update song, remove song or add song</text:p>
          </table:table-cell>
          <table:table-cell table:style-name="ce43" office:value-type="string">
            <text:p>Populate categories used + persist old select</text:p>
          </table:table-cell>
          <table:table-cell table:style-name="ce49" office:value-type="string">
            <text:p>Replace song title in dropdown list, [Reload page with song information]</text:p>
          </table:table-cell>
          <table:table-cell table:style-name="ce52"/>
          <table:table-cell table:style-name="ce49"/>
          <table:table-cell table:style-name="ce52"/>
          <table:table-cell table:style-name="ce49" table:number-columns-repeated="5"/>
          <table:table-cell table:number-columns-repeated="242"/>
        </table:table-row>
        <table:table-row table:style-name="ro7">
          <table:table-cell/>
          <table:table-cell table:style-name="ce21" office:value-type="string">
            <text:p><text:s text:c="2"/>Signal SET_SONG</text:p>
          </table:table-cell>
          <table:table-cell table:style-name="ce32"/>
          <table:table-cell table:style-name="ce43" office:value-type="string">
            <text:p>Set song selection</text:p>
          </table:table-cell>
          <table:table-cell table:style-name="ce43"/>
          <table:table-cell table:style-name="ce43" office:value-type="string">
            <text:p>Set song selection, display HTML page</text:p>
          </table:table-cell>
          <table:table-cell table:style-name="ce43" office:value-type="string">
            <text:p>Set song information</text:p>
          </table:table-cell>
          <table:table-cell table:style-name="ce43" office:value-type="string">
            <text:p>Populate tabs, set first selection</text:p>
          </table:table-cell>
          <table:table-cell table:style-name="ce43" office:value-type="string">
            <text:p>Display lyrics</text:p>
          </table:table-cell>
          <table:table-cell table:style-name="ce43" office:value-type="string">
            <text:p>Populate links</text:p>
          </table:table-cell>
          <table:table-cell table:style-name="ce43" office:value-type="string">
            <text:p>Sync progress state</text:p>
          </table:table-cell>
          <table:table-cell table:style-name="ce43" office:value-type="string">
            <text:p>Populate tabs, show first tab to be edited</text:p>
          </table:table-cell>
          <table:table-cell table:style-name="ce43" office:value-type="string">
            <text:p>Show song information to be edited</text:p>
          </table:table-cell>
          <table:table-cell table:style-name="ce43" office:value-type="string">
            <text:p>Show lyrics info to be edited</text:p>
          </table:table-cell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4">
          <table:table-cell table:style-name="ce6" office:value-type="string">
            <text:p>User deletes a song</text:p>
          </table:table-cell>
          <table:table-cell table:style-name="ce22" office:value-type="string">
            <text:p>Remove song from database</text:p>
          </table:table-cell>
          <table:table-cell table:style-name="ce38"/>
          <table:table-cell table:style-name="ce50" table:number-columns-repeated="11"/>
          <table:table-cell table:number-columns-repeated="242"/>
        </table:table-row>
        <table:table-row table:style-name="ro4">
          <table:table-cell/>
          <table:table-cell table:style-name="ce23" office:value-type="string">
            <text:p>viewmgr.signalSongDeleted()</text:p>
          </table:table-cell>
          <table:table-cell table:number-columns-repeated="254"/>
        </table:table-row>
        <table:table-row table:style-name="ro3">
          <table:table-cell/>
          <table:table-cell table:style-name="ce21" office:value-type="string">
            <text:p><text:s text:c="2"/>Signal SONG_DELETED</text:p>
          </table:table-cell>
          <table:table-cell table:style-name="ce39" office:value-type="string">
            <text:p>Remove song from filter</text:p>
          </table:table-cell>
          <table:table-cell table:style-name="ce49"/>
          <table:table-cell table:style-name="ce49" office:value-type="string">
            <text:p>Populate categories used</text:p>
          </table:table-cell>
          <table:table-cell table:style-name="ce49" office:value-type="string">
            <text:p>Remove song from dropdown</text:p>
          </table:table-cell>
          <table:table-cell table:style-name="ce49" table:number-columns-repeated="8"/>
          <table:table-cell table:number-columns-repeated="242"/>
        </table:table-row>
        <table:table-row table:style-name="ro3">
          <table:table-cell/>
          <table:table-cell office:value-type="string">
            <text:p><text:s text:c="3"/></text:p>
          </table:table-cell>
          <table:table-cell table:style-name="ce34" office:value-type="string">
            <text:p>[Signal SONG_VIEW_DELETED]</text:p>
          </table:table-cell>
          <table:table-cell table:style-name="ce49" office:value-type="string">
            <text:p>Remove song from selector</text:p>
          </table:table-cell>
          <table:table-cell table:style-name="ce49" table:number-columns-repeated="10"/>
          <table:table-cell table:number-columns-repeated="242"/>
        </table:table-row>
        <table:table-row table:style-name="ro4">
          <table:table-cell/>
          <table:table-cell office:value-type="string">
            <text:p>if song == _selectedSong</text:p>
          </table:table-cell>
          <table:table-cell table:number-columns-repeated="254"/>
        </table:table-row>
        <table:table-row table:style-name="ro4">
          <table:table-cell/>
          <table:table-cell table:style-name="ce21" office:value-type="string">
            <text:p><text:s text:c="2"/>Signal SONG_QUERY_SELECT</text:p>
          </table:table-cell>
          <table:table-cell table:style-name="ce39" office:value-type="string">
            <text:p>Set new _selectedSong</text:p>
          </table:table-cell>
          <table:table-cell table:style-name="ce49" office:value-type="string">
            <text:p>Return new song</text:p>
          </table:table-cell>
          <table:table-cell table:style-name="ce49" table:number-columns-repeated="10"/>
          <table:table-cell table:number-columns-repeated="242"/>
        </table:table-row>
        <table:table-row table:style-name="ro7">
          <table:table-cell/>
          <table:table-cell table:style-name="ce21" office:value-type="string">
            <text:p><text:s text:c="2"/>Signal SET_SONG</text:p>
          </table:table-cell>
          <table:table-cell table:style-name="ce32"/>
          <table:table-cell table:style-name="ce43" office:value-type="string">
            <text:p>Set song selection</text:p>
          </table:table-cell>
          <table:table-cell table:style-name="ce43"/>
          <table:table-cell table:style-name="ce43" office:value-type="string">
            <text:p>Set song selection, display HTML page</text:p>
          </table:table-cell>
          <table:table-cell table:style-name="ce43" office:value-type="string">
            <text:p>Set song information</text:p>
          </table:table-cell>
          <table:table-cell table:style-name="ce43" office:value-type="string">
            <text:p>Populate tabs, set first selection</text:p>
          </table:table-cell>
          <table:table-cell table:style-name="ce43" office:value-type="string">
            <text:p>Display lyrics</text:p>
          </table:table-cell>
          <table:table-cell table:style-name="ce43" office:value-type="string">
            <text:p>Populate links</text:p>
          </table:table-cell>
          <table:table-cell table:style-name="ce43" office:value-type="string">
            <text:p>Sync progress state</text:p>
          </table:table-cell>
          <table:table-cell table:style-name="ce43" office:value-type="string">
            <text:p>Populate tabs, show first tab to be edited</text:p>
          </table:table-cell>
          <table:table-cell table:style-name="ce43" office:value-type="string">
            <text:p>Show song information to be edited</text:p>
          </table:table-cell>
          <table:table-cell table:style-name="ce43" office:value-type="string">
            <text:p>Show lyrics info to be edited</text:p>
          </table:table-cell>
          <table:table-cell table:number-columns-repeated="242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7" office:value-type="string">
            <text:p>User Edits Preferences</text:p>
          </table:table-cell>
          <table:table-cell table:style-name="ce25" office:value-type="string">
            <text:p>Write preferences back to CONFIG</text:p>
          </table:table-cell>
          <table:table-cell table:number-columns-repeated="254"/>
        </table:table-row>
        <table:table-row table:style-name="ro1">
          <table:table-cell/>
          <table:table-cell table:style-name="ce23" office:value-type="string">
            <text:p>viewmgr.signalSettingsChanged()</text:p>
          </table:table-cell>
          <table:table-cell table:number-columns-repeated="254"/>
        </table:table-row>
        <table:table-row table:style-name="ro1">
          <table:table-cell/>
          <table:table-cell table:style-name="ce26" office:value-type="string">
            <text:p><text:s text:c="2"/>Reload attachments list</text:p>
          </table:table-cell>
          <table:table-cell table:number-columns-repeated="254"/>
        </table:table-row>
        <table:table-row table:style-name="ro4">
          <table:table-cell/>
          <table:table-cell table:style-name="ce21" office:value-type="string">
            <text:p><text:s text:c="2"/>Signal SETTINGS_CHANGED</text:p>
          </table:table-cell>
          <table:table-cell table:style-name="ce39"/>
          <table:table-cell table:style-name="ce49" table:number-columns-repeated="2"/>
          <table:table-cell table:style-name="ce49" office:value-type="string">
            <text:p>if page == _selectedSong:</text:p>
          </table:table-cell>
          <table:table-cell table:style-name="ce49" table:number-columns-repeated="3"/>
          <table:table-cell table:style-name="ce49" office:value-type="string">
            <text:p>Populate links</text:p>
          </table:table-cell>
          <table:table-cell table:style-name="ce49" table:number-columns-repeated="4"/>
          <table:table-cell table:number-columns-repeated="242"/>
        </table:table-row>
        <table:table-row table:style-name="ro4">
          <table:table-cell table:number-columns-repeated="5"/>
          <table:table-cell office:value-type="string">
            <text:p><text:s text:c="2"/>Refresh the page</text:p>
          </table:table-cell>
          <table:table-cell table:number-columns-repeated="250"/>
        </table:table-row>
        <table:table-row table:style-name="ro2">
          <table:table-cell table:style-name="ce8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9" office:value-type="string">
            <text:p>User refreshes links</text:p>
          </table:table-cell>
          <table:table-cell table:style-name="ce23" office:value-type="string">
            <text:p>viewmgr.signalRefreshLinks()</text:p>
          </table:table-cell>
          <table:table-cell table:number-columns-repeated="254"/>
        </table:table-row>
        <table:table-row table:style-name="ro4">
          <table:table-cell/>
          <table:table-cell office:value-type="string">
            <text:p><text:s text:c="2"/>Reload attachments list</text:p>
          </table:table-cell>
          <table:table-cell table:number-columns-repeated="254"/>
        </table:table-row>
        <table:table-row table:style-name="ro4">
          <table:table-cell/>
          <table:table-cell table:style-name="ce21" office:value-type="string">
            <text:p><text:s text:c="2"/>Signal SIGNAL_LINKS_REFRESH</text:p>
          </table:table-cell>
          <table:table-cell table:style-name="ce39"/>
          <table:table-cell table:style-name="ce49" table:number-columns-repeated="2"/>
          <table:table-cell table:style-name="ce49" office:value-type="string">
            <text:p>if page == _selectedSong:</text:p>
          </table:table-cell>
          <table:table-cell table:style-name="ce49" table:number-columns-repeated="3"/>
          <table:table-cell table:style-name="ce49" office:value-type="string">
            <text:p>Populate links</text:p>
          </table:table-cell>
          <table:table-cell table:style-name="ce49" table:number-columns-repeated="4"/>
          <table:table-cell table:number-columns-repeated="242"/>
        </table:table-row>
        <table:table-row table:style-name="ro4">
          <table:table-cell table:number-columns-repeated="5"/>
          <table:table-cell office:value-type="string">
            <text:p><text:s text:c="2"/>Refresh the page</text:p>
          </table:table-cell>
          <table:table-cell table:number-columns-repeated="250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9" office:value-type="string">
            <text:p>User ignores link</text:p>
          </table:table-cell>
          <table:table-cell table:style-name="ce26" office:value-type="string">
            <text:p>Mark link as ignored</text:p>
          </table:table-cell>
          <table:table-cell table:number-columns-repeated="254"/>
        </table:table-row>
        <table:table-row table:style-name="ro4">
          <table:table-cell table:style-name="ce9"/>
          <table:table-cell table:style-name="ce26" office:value-type="string">
            <text:p>Save the link information</text:p>
          </table:table-cell>
          <table:table-cell table:number-columns-repeated="254"/>
        </table:table-row>
        <table:table-row table:style-name="ro4">
          <table:table-cell table:style-name="ce9"/>
          <table:table-cell table:style-name="ce26" office:value-type="string">
            <text:p>viewmgr.signalRefreshLinks()</text:p>
          </table:table-cell>
          <table:table-cell table:number-columns-repeated="254"/>
        </table:table-row>
        <table:table-row table:style-name="ro2">
          <table:table-cell/>
          <table:table-cell table:style-name="ce27"/>
          <table:table-cell table:number-columns-repeated="254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9" office:value-type="string">
            <text:p>User manages links</text:p>
          </table:table-cell>
          <table:table-cell office:value-type="string">
            <text:p>Show all links in an edit form</text:p>
          </table:table-cell>
          <table:table-cell table:number-columns-repeated="254"/>
        </table:table-row>
        <table:table-row table:style-name="ro4">
          <table:table-cell/>
          <table:table-cell office:value-type="string">
            <text:p>Write back XML file</text:p>
          </table:table-cell>
          <table:table-cell table:number-columns-repeated="254"/>
        </table:table-row>
        <table:table-row table:style-name="ro4">
          <table:table-cell/>
          <table:table-cell table:style-name="ce26" office:value-type="string">
            <text:p>viewmgr.signalRefreshLinks()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9" office:value-type="string">
            <text:p>User creates attachment directory</text:p>
          </table:table-cell>
          <table:table-cell office:value-type="string">
            <text:p>Create the attachments directory</text:p>
          </table:table-cell>
          <table:table-cell table:number-columns-repeated="254"/>
        </table:table-row>
        <table:table-row table:style-name="ro4">
          <table:table-cell/>
          <table:table-cell office:value-type="string">
            <text:p>Create the images directory</text:p>
          </table:table-cell>
          <table:table-cell table:number-columns-repeated="254"/>
        </table:table-row>
        <table:table-row table:style-name="ro4">
          <table:table-cell/>
          <table:table-cell office:value-type="string">
            <text:p>Enable copy functionality (viewmgr)</text:p>
          </table:table-cell>
          <table:table-cell table:number-columns-repeated="254"/>
        </table:table-row>
        <table:table-row table:style-name="ro4">
          <table:table-cell/>
          <table:table-cell office:value-type="string">
            <text:p>viewmgr.signalRefreshLinks()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9" office:value-type="string">
            <text:p>User Changes Filter</text:p>
          </table:table-cell>
          <table:table-cell table:style-name="ce23" office:value-type="string">
            <text:p>viewmgr.signalFilterChanged()</text:p>
          </table:table-cell>
          <table:table-cell office:value-type="string">
            <text:p>For every song in the filter</text:p>
          </table:table-cell>
          <table:table-cell table:number-columns-repeated="253"/>
        </table:table-row>
        <table:table-row table:style-name="ro7">
          <table:table-cell table:number-columns-repeated="2"/>
          <table:table-cell table:style-name="ce37" office:value-type="string">
            <text:p>[Signal SONG_VIEW_ADDED] [Signal SONG_VIEW_DELETED] [Signal SONG_VIEW_UPDATED]</text:p>
          </table:table-cell>
          <table:table-cell table:style-name="ce49" office:value-type="string">
            <text:p>Update song, remove song or add song</text:p>
          </table:table-cell>
          <table:table-cell table:number-columns-repeated="252"/>
        </table:table-row>
        <table:table-row table:style-name="ro4">
          <table:table-cell/>
          <table:table-cell office:value-type="string">
            <text:p>if _selectedSong == deleted:</text:p>
          </table:table-cell>
          <table:table-cell table:number-columns-repeated="254"/>
        </table:table-row>
        <table:table-row table:style-name="ro4">
          <table:table-cell/>
          <table:table-cell table:style-name="ce21" office:value-type="string">
            <text:p><text:s text:c="2"/>Signal SONG_QUERY_SELECT</text:p>
          </table:table-cell>
          <table:table-cell table:style-name="ce39" office:value-type="string">
            <text:p>Set new _selectedSong</text:p>
          </table:table-cell>
          <table:table-cell table:style-name="ce49" office:value-type="string">
            <text:p>Return new song</text:p>
          </table:table-cell>
          <table:table-cell table:style-name="ce49" table:number-columns-repeated="10"/>
          <table:table-cell table:number-columns-repeated="242"/>
        </table:table-row>
        <table:table-row table:style-name="ro4">
          <table:table-cell/>
          <table:table-cell office:value-type="string">
            <text:p><text:s text:c="2"/>viewmgr.SignalSetSong()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2">
          <table:table-cell table:style-name="ce10" office:value-type="string">
            <text:p>User changes song status</text:p>
          </table:table-cell>
          <table:table-cell table:style-name="ce28" office:value-type="string">
            <text:p>Change song status</text:p>
          </table:table-cell>
          <table:table-cell table:number-columns-repeated="254"/>
        </table:table-row>
        <table:table-row table:style-name="ro2">
          <table:table-cell/>
          <table:table-cell table:style-name="ce7" office:value-type="string">
            <text:p>Update song in database</text:p>
          </table:table-cell>
          <table:table-cell table:number-columns-repeated="254"/>
        </table:table-row>
        <table:table-row table:style-name="ro4">
          <table:table-cell/>
          <table:table-cell table:style-name="ce29" office:value-type="string">
            <text:p>viewmgr.signalSongUpdated()</text:p>
          </table:table-cell>
          <table:table-cell table:number-columns-repeated="254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7" office:value-type="string">
            <text:p>User edits song categories</text:p>
          </table:table-cell>
          <table:table-cell table:style-name="ce25" office:value-type="string">
            <text:p>Update categories relation in DB</text:p>
          </table:table-cell>
          <table:table-cell table:number-columns-repeated="254"/>
        </table:table-row>
        <table:table-row table:style-name="ro4">
          <table:table-cell/>
          <table:table-cell table:style-name="ce29" office:value-type="string">
            <text:p>viewmgr.signalSongUpdated()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9" office:value-type="string">
            <text:p>User selects a tab</text:p>
          </table:table-cell>
          <table:table-cell table:style-name="ce23" office:value-type="string">
            <text:p>viewmgr.signalTabSelected()</text:p>
          </table:table-cell>
          <table:table-cell table:number-columns-repeated="254"/>
        </table:table-row>
        <table:table-row table:style-name="ro3">
          <table:table-cell/>
          <table:table-cell table:style-name="ce21" office:value-type="string">
            <text:p><text:s text:c="2"/>Signal TAB_SELECTED</text:p>
          </table:table-cell>
          <table:table-cell table:style-name="ce39"/>
          <table:table-cell table:style-name="ce49" table:number-columns-repeated="4"/>
          <table:table-cell table:style-name="ce49" office:value-type="string">
            <text:p>Display Selected Tab</text:p>
          </table:table-cell>
          <table:table-cell table:style-name="ce49" table:number-columns-repeated="6"/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9" office:value-type="string">
            <text:p>User clicks on homepage button</text:p>
          </table:table-cell>
          <table:table-cell table:style-name="ce23" office:value-type="string">
            <text:p>viewmgr.homepageSelected()</text:p>
          </table:table-cell>
          <table:table-cell table:number-columns-repeated="254"/>
        </table:table-row>
        <table:table-row table:style-name="ro4">
          <table:table-cell table:style-name="ce9"/>
          <table:table-cell table:style-name="ce29" office:value-type="string">
            <text:p><text:s text:c="2"/>viewmgr.SignalSetSong(None)</text:p>
          </table:table-cell>
          <table:table-cell table:style-name="ce39"/>
          <table:table-cell table:style-name="ce49" table:number-columns-repeated="11"/>
          <table:table-cell table:number-columns-repeated="242"/>
        </table:table-row>
        <table:table-row table:style-name="ro4">
          <table:table-cell/>
          <table:table-cell table:style-name="ce21" office:value-type="string">
            <text:p><text:s text:c="2"/>Signal HOMEPAGE_SELECTED</text:p>
          </table:table-cell>
          <table:table-cell table:style-name="ce39"/>
          <table:table-cell table:style-name="ce49" table:number-columns-repeated="2"/>
          <table:table-cell table:style-name="ce49" office:value-type="string">
            <text:p>Set homepage</text:p>
          </table:table-cell>
          <table:table-cell table:style-name="ce49" table:number-columns-repeated="8"/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9" office:value-type="string">
            <text:p>User clicks on back button</text:p>
          </table:table-cell>
          <table:table-cell table:style-name="ce29" office:value-type="string">
            <text:p>viewmgr.signalSetSong(Song – 1)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9" office:value-type="string">
            <text:p>User clicks on forward button</text:p>
          </table:table-cell>
          <table:table-cell table:style-name="ce29" office:value-type="string">
            <text:p>viewmgr.signalSetSong(Song + 1)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"/>
          <table:table-cell table:style-name="ce24"/>
          <table:table-cell table:style-name="ce35"/>
          <table:table-cell table:style-name="ce51" table:number-columns-repeated="11"/>
          <table:table-cell table:number-columns-repeated="242"/>
        </table:table-row>
        <table:table-row table:style-name="ro4">
          <table:table-cell table:style-name="ce9" office:value-type="string">
            <text:p>User executes attachment</text:p>
          </table:table-cell>
          <table:table-cell office:value-type="string">
            <text:p>Execute attachment</text:p>
          </table:table-cell>
          <table:table-cell table:number-columns-repeated="254"/>
        </table:table-row>
        <table:table-row table:style-name="ro2" table:number-rows-repeated="6543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ser Actions" table:style-name="ta2" table:print="false">
        <office:forms form:automatic-focus="false" form:apply-design-mode="false"/>
        <table:table-column table:style-name="co14" table:default-cell-style-name="ce9"/>
        <table:table-column table:style-name="co15" table:number-columns-repeated="255" table:default-cell-style-name="Default"/>
        <table:table-row table:style-name="ro4">
          <table:table-cell table:style-name="ce53" office:value-type="string">
            <text:p>Start app, create or load a new database</text:p>
          </table:table-cell>
          <table:table-cell table:number-columns-repeated="255"/>
        </table:table-row>
        <table:table-row table:style-name="ro4">
          <table:table-cell table:style-name="ce53" office:value-type="string">
            <text:p>User selects a song</text:p>
          </table:table-cell>
          <table:table-cell table:number-columns-repeated="255"/>
        </table:table-row>
        <table:table-row table:style-name="ro4">
          <table:table-cell table:style-name="ce53" office:value-type="string">
            <text:p>User adds a song</text:p>
          </table:table-cell>
          <table:table-cell table:number-columns-repeated="255"/>
        </table:table-row>
        <table:table-row table:style-name="ro1">
          <table:table-cell table:style-name="ce53" office:value-type="string">
            <text:p>User edits a song</text:p>
          </table:table-cell>
          <table:table-cell table:number-columns-repeated="255"/>
        </table:table-row>
        <table:table-row table:style-name="ro4">
          <table:table-cell table:style-name="ce53" office:value-type="string">
            <text:p>User deletes a song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Edits Preferences</text:p>
          </table:table-cell>
          <table:table-cell table:number-columns-repeated="255"/>
        </table:table-row>
        <table:table-row table:style-name="ro2">
          <table:table-cell office:value-type="string">
            <text:p>User Exits Application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Changes Filter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creates a new link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refreshes links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ignores link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manages link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creates attachment directory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changes song status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edits song categories</text:p>
          </table:table-cell>
          <table:table-cell table:number-columns-repeated="255"/>
        </table:table-row>
        <table:table-row table:style-name="ro2">
          <table:table-cell table:style-name="ce55" office:value-type="string">
            <text:p>User resets song filter</text:p>
          </table:table-cell>
          <table:table-cell table:number-columns-repeated="255"/>
        </table:table-row>
        <table:table-row table:style-name="ro2">
          <table:table-cell table:style-name="ce55" office:value-type="string">
            <text:p>User resets song history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selects a tab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clicks on homepage button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clicks on back button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clicks on forward button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User executes attachment</text:p>
          </table:table-cell>
          <table:table-cell table:number-columns-repeated="255"/>
        </table:table-row>
        <table:table-row table:style-name="ro2" table:number-rows-repeated="6551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15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€ </number:text>
      <number:number number:decimal-places="0" number:min-integer-digits="1" number:grouping="true"/>
      <number:text> </number:text>
    </number:number-style>
    <number:number-style style:name="N108">
      <number:text>€ </number:text>
      <number:number number:decimal-places="0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09P0"/>
    </number:number-style>
    <number:number-style style:name="N111P0" style:volatile="true">
      <number:text>€ </number:text>
      <number:number number:decimal-places="2" number:min-integer-digits="1" number:grouping="true"/>
      <number:text> </number:text>
    </number:number-style>
    <number:number-style style:name="N111">
      <number:text>€ </number:text>
      <number:number number:decimal-places="2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number number:decimal-places="0" number:min-integer-digits="1" number:grouping="true"/>
      <number:text>-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€ </number:text>
      <number:number number:decimal-places="0" number:min-integer-digits="1" number:grouping="true"/>
      <number:text> </number:text>
    </number:number-style>
    <number:number-style style:name="N120P1" style:volatile="true">
      <number:text> € </number:text>
      <number:number number:decimal-places="0" number:min-integer-digits="1" number:grouping="true"/>
      <number:text>-</number:text>
    </number:number-style>
    <number:number-style style:name="N120P2" style:volatile="true">
      <number:text> €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number number:decimal-places="2" number:min-integer-digits="1" number:grouping="true"/>
      <number:text>-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€ </number:text>
      <number:number number:decimal-places="2" number:min-integer-digits="1" number:grouping="true"/>
      <number:text> </number:text>
    </number:number-style>
    <number:number-style style:name="N128P1" style:volatile="true">
      <number:text> € </number:text>
      <number:number number:decimal-places="2" number:min-integer-digits="1" number:grouping="true"/>
      <number:text>-</number:text>
    </number:number-style>
    <number:number-style style:name="N128P2" style:volatile="true">
      <number:text> €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1">06/21/2007</text:date>, <text:time>19:3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jorgen</meta:initial-creator>
    <meta:creation-date>2007-06-18T11:51:07</meta:creation-date>
    <dc:creator>Jorgen Bodde</dc:creator>
    <dc:date>2007-06-21T19:30:54</dc:date>
    <meta:print-date>2007-06-18T19:35:42</meta:print-date>
    <dc:language>en-US</dc:language>
    <meta:editing-cycles>22</meta:editing-cycles>
    <meta:editing-duration>PT3H43M20S</meta:editing-duration>
    <meta:user-defined meta:name="Info 1"/>
    <meta:user-defined meta:name="Info 2"/>
    <meta:user-defined meta:name="Info 3"/>
    <meta:user-defined meta:name="Info 4"/>
    <meta:document-statistic meta:table-count="3" meta:cell-count="196"/>
  </office:meta>
</office:document-meta>
</file>